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800000526000007977418515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" svg:font-family="Wingdings" style:font-charset="x-symbol"/>
    <style:font-face style:name="StarSymbol" svg:font-family="StarSymbol, 'Arial Unicode MS'"/>
    <style:font-face style:name="Tahoma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P2" style:family="paragraph" style:parent-style-name="Table_20_Contents_20__28_user_29_">
      <style:paragraph-properties fo:text-align="center" style:justify-single-word="false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fo:font-weight="bold" style:font-name-asian="Times New Roman" style:font-size-asian="10pt" style:language-asian="zxx" style:country-asian="none" style:font-style-asian="normal" style:font-weight-asian="bold" style:font-name-complex="Verdana" style:font-size-complex="10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italic" style:font-name-asian="Times New Roman" style:font-size-asian="10pt" style:language-asian="zxx" style:country-asian="none" style:font-style-asian="italic" style:font-name-complex="Verdana" style:font-size-complex="10pt" style:language-complex="zxx" style:country-complex="none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italic" fo:font-weight="normal" style:font-name-asian="Times New Roman" style:font-size-asian="10pt" style:language-asian="zxx" style:country-asian="none" style:font-style-asian="italic" style:font-weight-asian="normal" style:font-name-complex="Verdana" style:font-size-complex="10pt" style:language-complex="zxx" style:country-complex="none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" style:font-size-complex="9pt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Verdana" fo:font-size="12pt" fo:language="it" fo:country="IT" fo:font-weight="bold" style:font-name-asian="Times New Roman" style:font-size-asian="12pt" style:language-asian="zxx" style:country-asian="none" style:font-weight-asian="bold" style:font-name-complex="Verdana" style:font-size-complex="12pt" style:language-complex="zxx" style:country-complex="none"/>
    </style:style>
    <style:style style:name="T1" style:family="text"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2" style:family="text">
      <style:text-properties style:use-window-font-color="true" style:font-name="Verdana" fo:font-size="10pt" fo:language="it" fo:country="IT" fo:font-style="normal" style:text-underline-style="solid" style:text-underline-width="auto" style:text-underline-color="font-color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3" style:family="text"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T4" style:family="text">
      <style:text-properties style:use-window-font-color="true" style:font-name="Verdana" fo:font-size="10pt" fo:language="it" fo:country="I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T5" style:family="text">
      <style:text-properties style:use-window-font-color="true" style:font-name="Verdana" fo:font-size="9pt" fo:language="it" fo:country="IT" fo:font-style="normal" officeooo:rsid="001053a5" style:font-name-asian="Times New Roman" style:font-size-asian="9pt" style:language-asian="zxx" style:country-asian="none" style:font-style-asian="normal" style:font-name-complex="Verdana" style:font-size-complex="9pt" style:language-complex="zxx" style:country-complex="none" style:font-style-complex="normal"/>
    </style:style>
    <style:style style:name="T6" style:family="text">
      <style:text-properties style:use-window-font-color="true" style:font-name="Wingdings" fo:font-size="10pt" fo:language="it" fo:country="IT" fo:font-style="normal" style:font-name-asian="Wingdings" style:font-size-asian="10pt" style:language-asian="zxx" style:country-asian="none" style:font-style-asian="normal" style:font-name-complex="Wingdings" style:font-size-complex="10pt" style:language-complex="zxx" style:country-complex="none" style:font-style-complex="normal"/>
    </style:style>
    <style:style style:name="T7" style:family="text">
      <style:text-properties fo:font-style="normal" officeooo:rsid="0011b207" style:font-style-asian="normal" style:font-style-complex="normal"/>
    </style:style>
    <style:style style:name="T8" style:family="text">
      <style:text-properties officeooo:rsid="00126208"/>
    </style:style>
    <style:style style:name="T9" style:family="text">
      <style:text-properties officeooo:rsid="0013d15e"/>
    </style:style>
    <style:style style:name="T10" style:family="text">
      <style:text-properties officeooo:rsid="00147675"/>
    </style:style>
    <style:style style:name="T11" style:family="text">
      <style:text-properties officeooo:rsid="00150933"/>
    </style:style>
    <style:style style:name="T12" style:family="text">
      <style:text-properties officeooo:rsid="0016027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magini1" text:anchor-type="char" svg:x="-1.341cm" svg:y="0.055cm" svg:width="1.275cm" svg:height="1.901cm" draw:z-index="0"><draw:image xlink:href="Pictures/2000000800000526000007977418515A.wmf" xlink:type="simple" xlink:show="embed" xlink:actuate="onLoad"/></draw:frame>COMUNE DI SAVONA</text:p>
      <text:p text:style-name="P4">Settore Politiche Culturali, Turistiche e del Commercio</text:p>
      <text:p text:style-name="P4">Servizio Commercio e Farmacie</text:p>
      <text:p text:style-name="P4">Sportello Unico delle Attività Produttive</text:p>
      <text:p text:style-name="P4"/>
      <text:p text:style-name="P4">Prot. n. <text:s/>/PA</text:p>
      <text:p text:style-name="P4">Rif. Prot. <text:span text:style-name="T8">[protocollo]</text:span></text:p>
      <text:p text:style-name="P4">Savona, <text:span text:style-name="T8">[data]</text:span></text:p>
      <text:p text:style-name="P4"/>
      <text:p text:style-name="P11"><text:span text:style-name="T1"><text:tab/><text:tab/><text:tab/><text:tab/><text:tab/><text:tab/></text:span><text:span text:style-name="T6"><text:tab/></text:span><text:span text:style-name="T1"><text:tab/>Al Settore Pianificazione Territoriale</text:span></text:p>
      <text:p text:style-name="P5"><text:tab/><text:tab/><text:tab/><text:tab/><text:tab/><text:tab/><text:tab/><text:tab/>Sportello Unico per l'Edilizia</text:p>
      <text:p text:style-name="P5"/>
      <text:p text:style-name="P11"><text:span text:style-name="T1"><text:tab/><text:tab/><text:tab/><text:tab/><text:tab/></text:span><text:span text:style-name="T6"><text:tab/><text:tab/></text:span><text:span text:style-name="T1"><text:tab/>Al Settore Qualità e Dotazioni Urbane</text:span></text:p>
      <text:p text:style-name="P5"><text:tab/><text:tab/><text:tab/><text:tab/><text:tab/><text:tab/><text:tab/><text:tab/>Servizio Ambiente</text:p>
      <text:p text:style-name="P4"><text:tab/><text:tab/><text:tab/><text:tab/><text:tab/><text:tab/><text:tab/></text:p>
      <text:p text:style-name="P3"><text:span text:style-name="T1"><text:tab/><text:tab/><text:tab/><text:tab/><text:tab/><text:tab/><text:tab/><text:tab/><text:tab/><text:tab/><text:tab/><text:tab/></text:span><text:span text:style-name="T2">S E D E</text:span></text:p>
      <text:p text:style-name="P4"/>
      <text:p text:style-name="P4"/>
      <text:p text:style-name="P4"/>
      <text:p text:style-name="P4"/>
      <text:p text:style-name="P3"><text:span text:style-name="T4">Oggetto:</text:span><text:span text:style-name="T1"> </text:span><text:span text:style-name="T5">[oggetto]</text:span></text:p>
      <text:p text:style-name="P12"/>
      <text:p text:style-name="P12"/>
      <text:p text:style-name="P9">Richiedente: <text:span text:style-name="T7">[elenco_richiedenti]</text:span></text:p>
      <text:p text:style-name="P4"/>
      <text:p text:style-name="P4"/>
      <text:p text:style-name="P4"/>
      <text:p text:style-name="P4"/>
      <text:p text:style-name="P4"><text:tab/>Allegata alla presente si trasmette copia della SCIA specificata in oggetto, pervenuta in data <text:span text:style-name="T10">[data_presentazione]</text:span>, acquisita agli atti di questo Comune con Prot. n. <text:span text:style-name="T9">[protocollo]</text:span> del <text:span text:style-name="T9">[data_protocollo]</text:span></text:p>
      <text:p text:style-name="P4"/>
      <text:p text:style-name="P4"><text:tab/>Si provvederà inoltre, per completezza delle informazioni, a inoltrare la PEC ricevuta anche agli indirizzi e-mail “ambiente@comunesavona.it” e <text:s/>“settore5@comunesavona.it”.</text:p>
      <text:p text:style-name="P4"/>
      <text:p text:style-name="P4"><text:tab/>Si informa altresì che alla Società<text:span text:style-name="T11"> [ragsoc]</text:span> - <text:span text:style-name="T11">[sede]</text:span> - <text:span text:style-name="T11">[comuned]</text:span> <text:span text:style-name="T11">[provd]</text:span>, nella persona del procuratore speciale/legale rappresentante<text:span text:style-name="T12"> [nominativo]</text:span>, è stata inviata lettera di avvio di procedimento di cui si allega copia.</text:p>
      <text:p text:style-name="P4"/>
      <text:p text:style-name="P4"><text:tab/>Cordiali saluti.</text:p>
      <text:p text:style-name="P4"/>
      <text:p text:style-name="P6"><text:tab/><text:tab/><text:tab/><text:tab/><text:tab/><text:tab/><text:tab/><text:tab/></text:p>
      <text:p text:style-name="P6"/>
      <text:p text:style-name="P3"><text:span text:style-name="T3"><text:tab/><text:tab/><text:tab/><text:tab/><text:tab/><text:tab/><text:tab/><text:tab/>IL RESPONSABILE SUAP </text:span></text:p>
      <text:p text:style-name="P10"><text:tab/><text:tab/><text:tab/><text:tab/><text:tab/><text:tab/><text:tab/><text:tab/> <text:s/>Iosé Angela Saccon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DATA E FIRMA PER RICEVUT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, 'Arial Unicode MS'" style:font-charset="x-symbol"/>
    <style:font-face style:name="Wingdings" svg:font-family="Wingdings" style:font-charset="x-symbol"/>
    <style:font-face style:name="StarSymbol" svg:font-family="StarSymbol, 'Arial Unicode MS'"/>
    <style:font-face style:name="Tahoma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it" fo:country="IT" style:font-name-asian="Times New Roman" style:font-family-asian="'Times New Roman'" style:font-family-generic-asian="roman" style:font-pitch-asian="variable" style:font-size-asian="14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justify" style:justify-single-word="false"/>
      <style:text-properties style:font-name="Arial" fo:font-family="Arial" style:font-family-generic="swiss" style:font-pitch="variable" fo:font-size="18pt" style:font-size-asian="18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Dicitur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Corpo_20_del_20_testo_20_2" style:display-name="Corpo del testo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Corpo_20_del_20_testo_20_3" style:display-name="Corpo del testo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_20__28_user_29_" style:display-name="Table Contents (user)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ga_20_d_27_intestazione" style:display-name="Riga d'intestazion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2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8Num7z0" style:family="text">
      <style:text-properties fo:font-weight="normal" style:font-weight-asian="normal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7.074cm" table:align="left" style:writing-mode="lr-tb"/>
    </style:style>
    <style:style style:name="Tabella1.A" style:family="table-column">
      <style:table-column-properties style:column-width="8.5cm"/>
    </style:style>
    <style:style style:name="Tabella1.B" style:family="table-column">
      <style:table-column-properties style:column-width="8.57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1.B1" style:family="table-cell">
      <style:table-cell-properties style:vertical-align="top" fo:padding="0.097cm" fo:border="0.1pt solid #000000" style:writing-mode="lr-tb"/>
    </style:style>
    <style:style style:name="M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MP2" style:family="paragraph" style:parent-style-name="Table_20_Contents_20__28_user_29_">
      <style:paragraph-properties fo:text-align="center" style:justify-single-word="false" style:writing-mode="lr-tb"/>
      <style:text-properties style:font-name="Verdana" fo:font-size="8pt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2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526cm" fo:margin-left="0cm" fo:margin-right="0cm" fo:margin-top="3.427cm" style:dynamic-spacing="tru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STRUTTURA: SERVIZIO COMMERCIO E FARMACIE</text:p>
              <text:p text:style-name="MP1">SPORTELLO UNICO DELLE ATTIVITA' PRODUTTIVE</text:p>
              <text:p text:style-name="MP1">VIA MANZONI 5 – 17100 SAVONA</text:p>
              <text:p text:style-name="MP1">TEL. 0198310305/384 </text:p>
              <text:p text:style-name="MP1">FAX 01983105089</text:p>
            </table:table-cell>
            <table:table-cell table:style-name="Tabella1.B1" office:value-type="string">
              <text:p text:style-name="MP1">DIRIGENTE: Arch Marta SPERATI</text:p>
              <text:p text:style-name="MP1">Responsabile P.O.: Iosé Angela SACCONE</text:p>
              <text:p text:style-name="MP1">e-mail responsabile: commercio@comune.savona.it</text:p>
              <text:p text:style-name="MP1">PEC: suap@pec.comune.savona.it</text:p>
              <text:p text:style-name="MP1">sito internet: www.comune.savona.it</text:p>
            </table:table-cell>
          </table:table-row>
          <table:table-row table:style-name="Tabella1.1">
            <table:table-cell table:style-name="Tabella1.B1" table:number-columns-spanned="2" office:value-type="string">
              <text:p text:style-name="MP2">ORARIO PER IL PUBBLICO: LUNEDI' E MERCOLEDI' 10:30/12:30; MARTEDI' 14:30/16:30</text:p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AP</dc:title>
    <dc:subject>VODAFONE OMNITEL</dc:subject>
    <meta:initial-creator>Gabriella Cavallo</meta:initial-creator>
    <meta:creation-date>2002-04-19T13:11:00</meta:creation-date>
    <dc:date>2015-04-23T11:55:54.547000000</dc:date>
    <meta:print-date>2015-04-14T17:10:00</meta:print-date>
    <meta:editing-cycles>170</meta:editing-cycles>
    <meta:editing-duration>PT3H18M37S</meta:editing-duration>
    <meta:generator>LibreOffice/4.1.4.2$Windows_x86 LibreOffice_project/0a0440ccc0227ad9829de5f46be37cfb6edcf72</meta:generator>
    <meta:document-statistic meta:table-count="1" meta:image-count="1" meta:object-count="0" meta:page-count="1" meta:paragraph-count="34" meta:word-count="188" meta:character-count="1531" meta:non-whitespace-character-count="1289"/>
    <meta:user-defined meta:name="Proprietario">SUAP</meta:user-defined>
  </office:meta>
</office:document-meta>
</file>